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0d58"/>
    </style:style>
    <style:style style:name="P2" style:family="paragraph" style:parent-style-name="Standard">
      <style:text-properties officeooo:rsid="00240d58" officeooo:paragraph-rsid="00240d58"/>
    </style:style>
    <style:style style:name="P3" style:family="paragraph" style:parent-style-name="Standard">
      <style:text-properties officeooo:rsid="00262a61"/>
    </style:style>
    <style:style style:name="P4" style:family="paragraph" style:parent-style-name="Standard">
      <style:text-properties officeooo:rsid="00262a61" officeooo:paragraph-rsid="00262a61"/>
    </style:style>
    <style:style style:name="P5" style:family="paragraph" style:parent-style-name="Standard">
      <style:text-properties officeooo:rsid="002974ab" officeooo:paragraph-rsid="002974ab"/>
    </style:style>
    <style:style style:name="P6" style:family="paragraph" style:parent-style-name="Standard">
      <style:text-properties officeooo:rsid="002c57a3" officeooo:paragraph-rsid="002c57a3"/>
    </style:style>
    <style:style style:name="P7" style:family="paragraph" style:parent-style-name="Standard">
      <style:text-properties officeooo:rsid="002974ab" officeooo:paragraph-rsid="002c57a3"/>
    </style:style>
    <style:style style:name="P8" style:family="paragraph" style:parent-style-name="Standard">
      <style:text-properties officeooo:rsid="002ddac5" officeooo:paragraph-rsid="002ddac5"/>
    </style:style>
    <style:style style:name="T1" style:family="text">
      <style:text-properties officeooo:rsid="00240d58"/>
    </style:style>
    <style:style style:name="T2" style:family="text">
      <style:text-properties style:text-position="super 58%" officeooo:rsid="00240d58"/>
    </style:style>
    <style:style style:name="T3" style:family="text">
      <style:text-properties officeooo:rsid="001a6a1d"/>
    </style:style>
    <style:style style:name="T4" style:family="text">
      <style:text-properties officeooo:rsid="001b9836"/>
    </style:style>
    <style:style style:name="T5" style:family="text">
      <style:text-properties officeooo:rsid="001cc648"/>
    </style:style>
    <style:style style:name="T6" style:family="text">
      <style:text-properties officeooo:rsid="001df618"/>
    </style:style>
    <style:style style:name="T7" style:family="text">
      <style:text-properties officeooo:rsid="001f066f"/>
    </style:style>
    <style:style style:name="T8" style:family="text">
      <style:text-properties style:text-position="super 58%"/>
    </style:style>
    <style:style style:name="T9" style:family="text">
      <style:text-properties officeooo:rsid="0020e6a9"/>
    </style:style>
    <style:style style:name="T10" style:family="text">
      <style:text-properties officeooo:rsid="0021f6bf"/>
    </style:style>
    <style:style style:name="T11" style:family="text">
      <style:text-properties officeooo:rsid="00250a33"/>
    </style:style>
    <style:style style:name="T12" style:family="text">
      <style:text-properties officeooo:rsid="0028056c"/>
    </style:style>
    <style:style style:name="T13" style:family="text">
      <style:text-properties officeooo:rsid="00299b40"/>
    </style:style>
    <style:style style:name="T14" style:family="text">
      <style:text-properties officeooo:rsid="002c5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9</text:span><text:span text:style-name="T2">th</text:span><text:span text:style-name="T1"> march</text:span></text:p>
      <text:p text:style-name="Standard"><text:a xlink:type="simple" xlink:href="https://github.com/Aedan-CH" text:style-name="Internet_20_link" text:visited-style-name="Visited_20_Internet_20_Link"/></text:p>
      <text:p text:style-name="Standard"><text:a xlink:type="simple" xlink:href="https://github.com/Aedan-CH" text:style-name="Internet_20_link" text:visited-style-name="Visited_20_Internet_20_Link">Aedan-CH · GitHub</text:a> – <text:span text:style-name="T3">accessing my github (to look at proposal advice) 09:14</text:span></text:p>
      <text:p text:style-name="Standard"><text:a xlink:type="simple" xlink:href="https://use.ai/?model=gpt-5&amp;utm_match_type=b&amp;utm_funnel=&amp;partner=WM&amp;id=YmluZ3xjcGN8VUstRU4tRGVza3RvcC1TZWFyY2gtVXNlQUl8NTIzNzE3NTY1fGNoYXQgZ3B0IGxvZ2lufHx8MTMyMzgxNDczMTcwMTg5OHxVSy1FTi1DaGF0R1BULUdlbmVyaWMtQnJvYWR8fHx8fHx8fHx8&amp;url=https%3A%2F%2Fuse.ai%3Fmodel%3Dgpt-5&amp;msclkid=81a81ddc8ccf1d1e376f74721ff4b2d7" text:style-name="Internet_20_link" text:visited-style-name="Visited_20_Internet_20_Link">Use AI</text:a> – <text:span text:style-name="T4">getting advice for what I should write about in scope 09:32</text:span></text:p>
      <text:p text:style-name="Standard"><text:a xlink:type="simple" xlink:href="https://chatx.ai/?ref=ainovahub" text:style-name="Internet_20_link" text:visited-style-name="Visited_20_Internet_20_Link">ChatX - Powered by ChatGPT</text:a> – <text:span text:style-name="T4">09:38</text:span></text:p>
      <text:p text:style-name="Standard"><text:a xlink:type="simple" xlink:href="https://www.bing.com/search?q=average+age+of+retirement+uk+2025&amp;qs=SC&amp;pq=avera+age+of+retirement+uk+2025&amp;sc=2-31&amp;cvid=5F758188E14347E985A7295130EAC0B0&amp;FORM=QBRE&amp;sp=1&amp;lq=0" text:style-name="Internet_20_link" text:visited-style-name="Visited_20_Internet_20_Link">average age of retirement uk 2025 - Search</text:a> – <text:span text:style-name="T5">checking avg age of retirement for user groups 10:00</text:span></text:p>
      <text:p text:style-name="Standard"><text:a xlink:type="simple" xlink:href="https://www.headingleyfarmersmarket.co.uk/" text:style-name="Internet_20_link" text:visited-style-name="Visited_20_Internet_20_Link">Headingley Farmers Market</text:a> – <text:span text:style-name="T6">looking at other systems 10:56</text:span></text:p>
      <text:p text:style-name="Standard"/>
      <text:p text:style-name="Standard"><text:a xlink:type="simple" xlink:href="https://www.bing.com/search?qs=FT&amp;pq=ge&amp;sk=CSYN1UAS9LS4AS5FT3&amp;sc=25-2&amp;pglt=2083&amp;q=gemini+ai&amp;cvid=00f47a45220e4c96933b4d934da89cd3&amp;gs_lcrp=EgRlZGdlKgYIARAAGEAyBggAEEUYOTIGCAEQABhAMgYIAhAAGEAyBggDEC4YQDIGCAQQLhhAMgYIBRAuGEAyBggGEEUYPDIGCAcQRRg8MgYICBBFGDzSAQgyMTk4ajBqMagCALACAA&amp;FORM=ANNTA1&amp;PC=U531" text:style-name="Internet_20_link" text:visited-style-name="Visited_20_Internet_20_Link">gemini ai - Search</text:a> – <text:span text:style-name="T6">advice on risks 11:02</text:span></text:p>
      <text:p text:style-name="Standard"><text:a xlink:type="simple" xlink:href="https://app.diagrams.net/" text:style-name="Internet_20_link" text:visited-style-name="Visited_20_Internet_20_Link">Untitled Diagram - draw.io</text:a> – <text:span text:style-name="T7">making a flowchart 11:46</text:span></text:p>
      <text:p text:style-name="Standard"/>
      <text:p text:style-name="P2">10<text:span text:style-name="T8">th</text:span> march</text:p>
      <text:p text:style-name="Standard"/>
      <text:p text:style-name="Standard"><text:a xlink:type="simple" xlink:href="https://minitoolai.com/chatGPT/" text:style-name="Internet_20_link" text:visited-style-name="Visited_20_Internet_20_Link">ChatGPT Free Online – No Login, Unlimited Use | MiniToolAI</text:a> – <text:span text:style-name="T9">getting functional and non-functional requirements</text:span> <text:span text:style-name="T9">09:04</text:span></text:p>
      <text:p text:style-name="Standard"><text:a xlink:type="simple" xlink:href="https://farmdrop.us/" text:style-name="Internet_20_link" text:visited-style-name="Visited_20_Internet_20_Link">FarmDrop – Online Farmers Market With Local Pickup and Delivery</text:a> – <text:span text:style-name="T10">looking at alternative system – 09:35</text:span></text:p>
      <text:p text:style-name="Standard"><text:a xlink:type="simple" xlink:href="https://github.com/Aedan-CH" text:style-name="Internet_20_link" text:visited-style-name="Visited_20_Internet_20_Link">Aedan-CH · GitHub</text:a> – <text:span text:style-name="T1">accessing my github – </text:span><text:span text:style-name="T11">to look at proposal advice</text:span> <text:span text:style-name="T1">11:06</text:span></text:p>
      <text:p text:style-name="Standard"/>
      <text:p text:style-name="P3">12<text:span text:style-name="T8">th</text:span> march</text:p>
      <text:p text:style-name="P3"/>
      <text:p text:style-name="P4"><text:a xlink:type="simple" xlink:href="https://github.com/Aedan-CH" text:style-name="Internet_20_link" text:visited-style-name="Visited_20_Internet_20_Link">Aedan-CH · GitHub</text:a> - <text:span text:style-name="T1">accessing my github – </text:span><text:span text:style-name="T11">to look at proposal advice</text:span> 09:05</text:p>
      <text:p text:style-name="P4"><text:a xlink:type="simple" xlink:href="https://chatgpt.com/" text:style-name="Internet_20_link" text:visited-style-name="Visited_20_Internet_20_Link">ChatGPT</text:a> – <text:span text:style-name="T12">09:15 – help with user groups</text:span></text:p>
      <text:p text:style-name="P4"/>
      <text:p text:style-name="P5">13<text:span text:style-name="T8">th</text:span> march</text:p>
      <text:p text:style-name="P5"/>
      <text:p text:style-name="P5"><text:a xlink:type="simple" xlink:href="https://chatgpt.com/?utm_source=microsoft&amp;utm_medium=paidsearch_brand&amp;utm_campaign=MSFT_C_SEM_BBR_Core_CHT_BAU_ACQ_PER_MIX_ALL_EMEA_GB_EN_110625&amp;utm_term=openai&amp;utm_content=1187474548122334&amp;utm_ad=&amp;utm_match=p&amp;msclkid=648b7cf8d8a51fa4ce6d154b0ad40c01" text:style-name="Internet_20_link" text:visited-style-name="Visited_20_Internet_20_Link">ChatGPT</text:a> – help with proposed solution – 09:01</text:p>
      <text:p text:style-name="P5"><text:a xlink:type="simple" xlink:href="https://github.com/Aedan-CH" text:style-name="Internet_20_link" text:visited-style-name="Visited_20_Internet_20_Link">Aedan-CH · GitHub</text:a> – accessing my github 09:03</text:p>
      <text:p text:style-name="P5"><text:a xlink:type="simple" xlink:href="https://app.diagrams.net/" text:style-name="Internet_20_link" text:visited-style-name="Visited_20_Internet_20_Link">Untitled Diagram - draw.io</text:a> – <text:span text:style-name="T13">decomposition diagram ~09:10</text:span></text:p>
      <text:p text:style-name="P5"/>
      <text:p text:style-name="P6">16<text:span text:style-name="T8">th</text:span> march</text:p>
      <text:p text:style-name="P5"/>
      <text:p text:style-name="P7"><text:a xlink:type="simple" xlink:href="https://chatgpt.com/?utm_source=microsoft&amp;utm_medium=paidsearch_brand&amp;utm_campaign=MSFT_C_SEM_BBR_Core_CHT_BAU_ACQ_PER_MIX_ALL_EMEA_GB_EN_110625&amp;utm_term=openai&amp;utm_content=1187474548122334&amp;utm_ad=&amp;utm_match=p&amp;msclkid=648b7cf8d8a51fa4ce6d154b0ad40c01" text:style-name="Internet_20_link" text:visited-style-name="Visited_20_Internet_20_Link">ChatGPT</text:a> – help with <text:span text:style-name="T14">variables</text:span> – 09:0<text:span text:style-name="T14">6</text:span></text:p>
      <text:p text:style-name="P8">draw.io – entity relationship diagram – forget to record when I used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09:12:59.990877400</meta:creation-date>
    <dc:date>2026-03-16T12:25:27.576294400</dc:date>
    <meta:editing-duration>PT8H22M10S</meta:editing-duration>
    <meta:editing-cycles>8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2" meta:word-count="178" meta:character-count="1137" meta:non-whitespace-character-count="956"/>
  </office:meta>
</office:document-meta>
</file>